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8bed2" officeooo:paragraph-rsid="0018bed2"/>
    </style:style>
    <style:style style:name="P2" style:family="paragraph" style:parent-style-name="Standard">
      <style:text-properties officeooo:rsid="001a958f" officeooo:paragraph-rsid="001a958f"/>
    </style:style>
    <style:style style:name="P3" style:family="paragraph" style:parent-style-name="Standard">
      <style:text-properties officeooo:rsid="001ca761" officeooo:paragraph-rsid="001ca761"/>
    </style:style>
    <style:style style:name="P4" style:family="paragraph" style:parent-style-name="Standard">
      <style:text-properties officeooo:rsid="00218bb1" officeooo:paragraph-rsid="00218bb1"/>
    </style:style>
    <style:style style:name="P5" style:family="paragraph" style:parent-style-name="Standard">
      <style:text-properties officeooo:rsid="0022fc8d" officeooo:paragraph-rsid="0022fc8d"/>
    </style:style>
    <style:style style:name="T1" style:family="text">
      <style:text-properties officeooo:rsid="001a1378"/>
    </style:style>
    <style:style style:name="T2" style:family="text">
      <style:text-properties officeooo:rsid="001bbfc6"/>
    </style:style>
    <style:style style:name="T3" style:family="text">
      <style:text-properties officeooo:rsid="001e82aa"/>
    </style:style>
    <style:style style:name="T4" style:family="text">
      <style:text-properties officeooo:rsid="0022fc8d"/>
    </style:style>
    <style:style style:name="T5" style:family="text">
      <style:text-properties officeooo:rsid="00245a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1</text:p>
      <text:p text:style-name="P1">This code is a simple pattern recogniser. The type of pattern it can detect is <text:span text:style-name="T1">one where a known value can be predicted from a sequence. For example, this code could test how much the altitude of thermometers could be predicted from their readings. If the altitude could be accurately predicted from a sequence of temperatures over time, then then there must be a strong relation between the two. Neural networks were used to make these predictions, and then tested on data they hadn’t seen.</text:span></text:p>
      <text:p text:style-name="P1"/>
      <text:p text:style-name="P2">Version 2</text:p>
      <text:p text:style-name="P2">The network outputs an uncertainty along with its best guess. Th<text:span text:style-name="T2">is allows for it to distinguish between “average altitude” and “not a clue” in its output. The network is penalised for being uncertain, but penalized more for being certainly wrong. The certainty estimate given by the network allows for the detection of subsets of data that have a strong pattern in them. </text:span></text:p>
      <text:p text:style-name="P2"/>
      <text:p text:style-name="P3">Version 3</text:p>
      <text:p text:style-name="P3">In this version the network was supposed to output multiple guesses. This would have <text:s/><text:span text:style-name="T3">been able to predict that the required output was one of several options. This would be effective if there were multiple likely altitudes that could match the temperature sequence, with in between altitudes less likely. That is, if the range of possible altitudes for a particular temperature range could be modelled better by a sum of normal distributions than by a single normal distribution. This version seems to not work on the test data.</text:span></text:p>
      <text:p text:style-name="P3"/>
      <text:p text:style-name="P4">Version 4</text:p>
      <text:p text:style-name="P4">This program tries to find a relationship between two different data sources when both parts of the data are high dimensional, and neither can be predicted from the other. To do this it predicts if a pair <text:span text:style-name="T4">containing an example from each data source match up. For example you could give it the top half and the bottom half of an image, training it to recognise if the two parts are from the same image. Alternately you could give it a temperature sequence and a pressure sequence, training it to determine if the two sequences were measured in the same location.</text:span></text:p>
      <text:p text:style-name="P4"/>
      <text:p text:style-name="P5">Version 5</text:p>
      <text:p text:style-name="P5">When is an image realistic, when its top half and bottom half are realistic half images, and the two halves match up. By recursively applying the previous algorithm, <text:span text:style-name="T5">the image can be split into individual pixels. A pixel is realistic if it is a similar colour to pixels from the training images. By combining the pixel estimates with how well the parts match up, the realism of the image can be calculated. Formally, the algorithm estimates the probability density function when given a dataset sampled from an unknown distribution.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7T10:00:49.606853147</meta:creation-date>
    <dc:date>2017-09-27T12:02:20.036347720</dc:date>
    <meta:editing-duration>PT3M47S</meta:editing-duration>
    <meta:editing-cycles>1</meta:editing-cycles>
    <meta:document-statistic meta:table-count="0" meta:image-count="0" meta:object-count="0" meta:page-count="1" meta:paragraph-count="10" meta:word-count="435" meta:character-count="2530" meta:non-whitespace-character-count="2102"/>
    <meta:generator>LibreOffice/5.1.6.2$Linux_X86_64 LibreOffice_project/10m0$Build-2</meta:generator>
  </office:meta>
</office:document-meta>
</file>